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e198" officeooo:paragraph-rsid="000ee198" style:font-weight-asian="bold" style:font-weight-complex="bold"/>
    </style:style>
    <style:style style:name="P2" style:family="paragraph" style:parent-style-name="Standard">
      <style:text-properties fo:font-style="italic" fo:font-weight="normal" officeooo:rsid="000ee198" officeooo:paragraph-rsid="000ee198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officeooo:rsid="001190ff" officeooo:paragraph-rsid="001190ff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normal" officeooo:rsid="000ee198" officeooo:paragraph-rsid="000ee198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190ff" officeooo:paragraph-rsid="001190f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officeooo:rsid="0015ff28" officeooo:paragraph-rsid="0015ff28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154602" officeooo:paragraph-rsid="00154602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172a9e" officeooo:paragraph-rsid="00172a9e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normal" officeooo:rsid="0015ff28" officeooo:paragraph-rsid="0015ff2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72a9e" officeooo:paragraph-rsid="00172a9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96525" officeooo:paragraph-rsid="0019652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9c11b" officeooo:paragraph-rsid="0019c11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210316" officeooo:paragraph-rsid="00210316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2defa" officeooo:paragraph-rsid="0022def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4412c" officeooo:paragraph-rsid="0024412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7c592" officeooo:paragraph-rsid="0027c592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bold" officeooo:rsid="00196525" officeooo:paragraph-rsid="00196525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205397" officeooo:paragraph-rsid="00205397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210316" officeooo:paragraph-rsid="00210316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22defa" officeooo:paragraph-rsid="0022defa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24412c" officeooo:paragraph-rsid="0024412c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27c592" officeooo:paragraph-rsid="0027c592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28ecfd" officeooo:paragraph-rsid="0028ecfd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italic" fo:font-weight="normal" officeooo:rsid="0019c11b" officeooo:paragraph-rsid="0019c11b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fo:font-weight="normal" officeooo:rsid="001b672a" officeooo:paragraph-rsid="001b672a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fo:font-weight="bold" officeooo:rsid="0028ecfd" officeooo:paragraph-rsid="0028ecfd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break-before="page"/>
      <style:text-properties fo:font-style="normal" fo:font-weight="bold" officeooo:rsid="00205397" officeooo:paragraph-rsid="00205397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break-before="page"/>
      <style:text-properties fo:font-style="normal" fo:font-weight="bold" officeooo:rsid="0027c592" officeooo:paragraph-rsid="0027c592" style:font-style-asian="normal" style:font-weight-asian="bold" style:font-style-complex="normal" style:font-weight-complex="bold"/>
    </style:style>
    <style:style style:name="T1" style:family="text">
      <style:text-properties officeooo:rsid="000fd293"/>
    </style:style>
    <style:style style:name="T2" style:family="text">
      <style:text-properties officeooo:rsid="0012a46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1631" style:font-weight-asian="normal" style:font-weight-complex="normal"/>
    </style:style>
    <style:style style:name="T5" style:family="text">
      <style:text-properties fo:font-weight="normal" officeooo:rsid="001820fa" style:font-weight-asian="normal" style:font-weight-complex="normal"/>
    </style:style>
    <style:style style:name="T6" style:family="text">
      <style:text-properties fo:font-weight="normal" officeooo:rsid="002a8de8" style:font-weight-asian="normal" style:font-weight-complex="normal"/>
    </style:style>
    <style:style style:name="T7" style:family="text">
      <style:text-properties officeooo:rsid="001820f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266a2"/>
    </style:style>
    <style:style style:name="T10" style:family="text">
      <style:text-properties officeooo:rsid="0024412c"/>
    </style:style>
    <style:style style:name="T11" style:family="text">
      <style:text-properties officeooo:rsid="0024b47c"/>
    </style:style>
    <style:style style:name="T12" style:family="text">
      <style:text-properties officeooo:rsid="0028ecfd"/>
    </style:style>
    <style:style style:name="T13" style:family="text">
      <style:text-properties officeooo:rsid="002a8d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ad</text:p>
      <text:p text:style-name="P1">병렬 프로그램 고려사항</text:p>
      <text:p text:style-name="P2">Load Balancing (CPU 한쪽에만 몰아주지 않도록)</text:p>
      <text:p text:style-name="P2">동기화 (병렬로 이루어지므로)</text:p>
      <text:p text:style-name="P2">메모리 (동시에 많은 자원 소모)</text:p>
      <text:p text:style-name="P2">I/O</text:p>
      <text:p text:style-name="P2">프로그램 복잡도</text:p>
      <text:p text:style-name="P2">개발 시간/비용</text:p>
      <text:p text:style-name="P2"/>
      <text:p text:style-name="P4">쓰레드 프로그램</text:p>
      <text:p text:style-name="P4">Manager/Worker (Boss/Worker)<text:span text:style-name="T1">`</text:span></text:p>
      <text:p text:style-name="P4"/>
      <text:p text:style-name="P4"/>
      <text:p text:style-name="P5">Pthread1,2,3, 테스팅 과정에서</text:p>
      <text:p text:style-name="P5">오류 발견!</text:p>
      <text:p text:style-name="P5"/>
      <text:p text:style-name="P3">thread에 pthread_main을 실행하는 도중에, thread는 main 에서 건내준 i의 주소를 통해 변수 공유!</text:p>
      <text:p text:style-name="P3">그래서, 첫 thread가 돌아가던 중, main에서는 i++을 해버리는 바람에 원하는 결과값과 다른 값이 나옴을 확인. →<text:span text:style-name="T2"> 예제를 통해 동기화 문제를 엿볼 수 있었다.</text:span></text:p>
      <text:p text:style-name="P3"/>
      <text:p text:style-name="P7">스레드 풀링 (Thread Pooling)</text:p>
      <text:p text:style-name="P6">-<text:span text:style-name="T3">미리 만들어놓고, 바쁠 때 사용하는것 (운영체제 중 일부)</text:span></text:p>
      <text:p text:style-name="P9">: 매번 필요할 때마다 만들경우, 요청이 갑자기 밀릴때는 비 효율적</text:p>
      <text:p text:style-name="P10">pthread_mutex_t, pthread_cond_t등 활용</text:p>
      <text:p text:style-name="P10">pthread_mutex_x –:&gt; 동기화를 위한 과정 <text:span text:style-name="T7">(+ 작업중일 땐, 다른 요청 안들어오도록)</text:span></text:p>
      <text:p text:style-name="P8"><text:span text:style-name="T3">pthread_cond_t-:&gt; </text:span><text:span text:style-name="T4">조건변수를 활용하는 이유? 다른 thread가 언제 잠금을 해제하는지 모르므로, 시그널을 보내는 것 (놀고 있을 땐, 깨울때까지 가만히 있도록! </text:span><text:span text:style-name="T5">Wait 및 Signal)</text:span></text:p>
      <text:p text:style-name="P10"/>
      <text:p text:style-name="P17">Thread Cancellation </text:p>
      <text:p text:style-name="P17">↔ Thread Termination (다른것)</text:p>
      <text:p text:style-name="P11">pthread_cancel → 쓰레드 취소 <text:span text:style-name="T8">요청</text:span></text:p>
      <text:p text:style-name="P11">즉, 이후 쓰레드의 행동은 설정에 따라서 달라짐. (요청 왔어? 그럼 난 어떻게 할까? default-→exit)</text:p>
      <text:p text:style-name="P11">pthread_setcancelstate(int state, int *oldstate)</text:p>
      <text:p text:style-name="P12">state → PTHREAD_CANCEL_DISABLE, PTHREAD_CANCEL_ENABLE</text:p>
      <text:p text:style-name="P12">PTHREAD_CANCEL_ENABLE이라면!</text:p>
      <text:p text:style-name="P12"><text:s/>PTHREAD_CANCEL_ASYNCHRONOUS, PTHREAD_CANCEL_DEFERRED</text:p>
      <text:p text:style-name="P12"/>
      <text:p text:style-name="P12">PHTREAD_CANCEL_DISABLE → 취소지점까지 기다리겠지?</text:p>
      <text:p text:style-name="P24">취소지점</text:p>
      <text:p text:style-name="P24">pthread_join, pthread_cond_wait, pthread_cond_timedwait, pthread_testcancel,_sem_wait,sigwait… </text:p>
      <text:p text:style-name="P24"><text:soft-page-break/>기본 값</text:p>
      <text:p text:style-name="P24">PTHREAD_CANCEL_ENABLED, PTHREAD_CANCEL_DEFFERED</text:p>
      <text:p text:style-name="P25"/>
      <text:p text:style-name="P25"/>
      <text:p text:style-name="P27">쓰레드 종류</text:p>
      <text:p text:style-name="P18">User Space Thread+Kernel Space Thread</text:p>
      <text:p text:style-name="P19"/>
      <text:p text:style-name="P13">보통, User-Space Thread를 사용하는 추세. 병렬성의 효과는 잘 보지 못하지만,</text:p>
      <text:p text:style-name="P13">kernel-space thread보다 보통 빠름...?(시스템이랑 가까운 kernel이 빨라야 하는거 아닌가?</text:p>
      <text:p text:style-name="P13">단순하게 생각하면 그렇지만, user-space에서 kernel space로 넘어가는 것등의 비용을 함께 고려한다면 얘기는 달라진다) – </text:p>
      <text:p text:style-name="P13">단, User-Space-Thread의 경우는 여러개의 CPU가 있다해도 동시에 X (대신, <text:span text:style-name="T9">Context Switch등의 효과를 볼 수 는 있는 것. 두 개념을 헷갈리지 말도록 하자)</text:span></text:p>
      <text:p text:style-name="P13"/>
      <text:p text:style-name="P20">쓰레드 사이의 데이터</text:p>
      <text:p text:style-name="P14">원래 스레드는 PCB의 Data영역을 공유하므로, 모든 스레드가 전역변수를 공유한다. 그럼 특정 스레드만 사용할 수 있도록 하는 변수는 만들지 못하는것일까?그래서 나온것이 key값을 바탕으로 매칭해주는 방법인 #<text:span text:style-name="T8">TSD</text:span></text:p>
      <text:p text:style-name="P14">TSD(Thread Specific Data)</text:p>
      <text:p text:style-name="P14">스레드간 개별적인 전역변수를 만들어주는것</text:p>
      <text:p text:style-name="P20">생성</text:p>
      <text:p text:style-name="P14">pthread_key_t, pthread_key_create(pthread_key_t, cleanup_list) : c<text:span text:style-name="T10">leanup_list (삭제 함수)</text:span></text:p>
      <text:p text:style-name="P20">접근</text:p>
      <text:p text:style-name="P15">pthread_setspecific(pthread_key, (void *)), pthread_getspecific</text:p>
      <text:p text:style-name="P21">삭제</text:p>
      <text:p text:style-name="P15">pthread_key_delete(key) : <text:span text:style-name="T11">cleanup_list(key)실행</text:span></text:p>
      <text:p text:style-name="P15"/>
      <text:p text:style-name="P28">쓰레드간 우선순위 (Priority)</text:p>
      <text:p text:style-name="P16"/>
      <text:p text:style-name="P22">구현되어있는 운영체제 <text:span text:style-name="T12">Thread방식에 따라서 동작이 달라질 수 있으므로, 우선순위를 잘 고려해야하함!</text:span></text:p>
      <text:p text:style-name="P23">ex) <text:span text:style-name="T6">LWP(Light Weight Process) – </text:span><text:span text:style-name="T13">리눅스</text:span><text:span text:style-name="T6">에서는 Clone 을 이용하여, 각 스레드도 개별적인 프로세스(단 , 생성이 가벼운 프로세스)라 볼 수 있어서 각 스레드가 lwp을 차지하고, LWP 스케줄링이 곧 스레드 스케쥴링이 되겠지만, <text:s/></text:span><text:span text:style-name="T13">솔라리스</text:span><text:span text:style-name="T6">에서는 프로세스안에 있는 스레드이므로, LWP를 공유하게 된다. 즉, 스케쥴링에 있어서 차이가 있게 된다-→ 동작 순서가 바뀔 수도 있음</text:span></text:p>
      <text:p text:style-name="P23"><text:span text:style-name="T6"/></text:p>
      <text:p text:style-name="P26"><text:span text:style-name="T6">리눅스에서는 문제가 안되지않나? 개발할 때는 리눅스만이 아니라 UNIX를 대상으로 개발하기 떄문에 그냥 넘길수 없다</text:span></text:p>
      <text:p text:style-name="P26"><text:span text:style-name="T6"/></text:p>
      <text:p text:style-name="P26"><text:span text:style-name="T6">해결방안? Sleep → <text:s/>스레드 사이의 간격 → 스케줄링</text:span></text:p>
      <text:p text:style-name="P15"/>
      <text:p text:style-name="P14"/>
      <text:p text:style-name="P14"/>
      <text:p text:style-name="P14"/>
      <text:p text:style-name="P14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7:45:22.944399642</meta:creation-date>
    <dc:date>2019-02-02T16:52:16.262942186</dc:date>
    <meta:editing-duration>PT1H48M23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4" meta:paragraph-count="54" meta:word-count="1008" meta:character-count="2241" meta:non-whitespace-character-count="1916"/>
  </office:meta>
</office:document-meta>
</file>